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Unitäre Transformation:</mtext>
          </mrow>
        </mtd>
      </mtr>
      <mtr>
        <mtd>
          <mrow/>
        </mtd>
      </mtr>
      <mtr>
        <mtd>
          <mrow>
            <mtext>für Zustände: </mtext>
            <mi/>
            <mfenced open="∣" close="〉">
              <mrow>
                <mover accent="true">
                  <mo stretchy="false">ψ</mo>
                  <mo stretchy="false">̄</mo>
                </mover>
              </mrow>
            </mfenced>
            <mrow>
              <mi/>
              <mo stretchy="false">=</mo>
              <mi/>
            </mrow>
            <mi>U</mi>
            <mfenced open="∣" close="〉">
              <mrow>
                <mo stretchy="false">ψ</mo>
              </mrow>
            </mfenced>
          </mrow>
        </mtd>
      </mtr>
      <mtr>
        <mtd>
          <mrow>
            <mtext>für Operatoren: </mtext>
            <mi/>
            <mover accent="true">
              <mi>A</mi>
              <mo stretchy="false">̄</mo>
            </mover>
            <mrow>
              <mi/>
              <mo stretchy="false">=</mo>
              <mi/>
            </mrow>
            <mi>U</mi>
            <mi/>
            <mi>A</mi>
            <mi/>
            <msup>
              <mi>U</mi>
              <mo stretchy="false">†</mo>
            </msup>
          </mrow>
        </mtd>
      </mtr>
    </mtable>
    <annotation encoding="StarMath 5.0">"Unitäre Transformation:" newline newline
"für Zustände: " ~ left lline bar %ipsi right rangle `=` U left lline %ipsi right rangle newline
"für Operatoren: " ~ bar A `=` U ` A ` U^%Ux202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9:20:03.524000000</meta:creation-date>
    <meta:generator>LibreOffice/4.1.4.2$Windows_x86 LibreOffice_project/0a0440ccc0227ad9829de5f46be37cfb6edcf72</meta:generator>
  </office:meta>
</office:document-meta>
</file>